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400000276462D443CB8028062.png" manifest:media-type="image/png"/>
  <manifest:file-entry manifest:full-path="Pictures/1000020100000104000002761EB39B73F445A977.png" manifest:media-type="image/png"/>
  <manifest:file-entry manifest:full-path="Pictures/1000000000000400000003AFC4E4C914D0C4E005.png" manifest:media-type="image/png"/>
  <manifest:file-entry manifest:full-path="Pictures/1000000000000400000003AF10C88AB1F8E31185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21.75cm" fo:min-width="24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65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4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05cm"/>
      <style:paragraph-properties style:writing-mode="lr-tb"/>
    </style:style>
    <style:style style:name="gr7" style:family="graphic" style:parent-style-name="objectwithoutfill">
      <style:graphic-properties draw:stroke="soli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cm" svg:height="2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cm" svg:height="7.36cm" svg:x="1.27cm" svg:y="2.6cm">
          <draw:image xlink:href="Pictures/1000000000000400000003AF10C88AB1F8E31185.png" xlink:type="simple" xlink:show="embed" xlink:actuate="onLoad" draw:mime-type="image/png">
            <text:p/>
          </draw:image>
        </draw:frame>
        <draw:frame draw:style-name="gr2" draw:text-style-name="P2" draw:layer="layout" svg:width="8cm" svg:height="7.36cm" svg:x="14.247cm" svg:y="2.608cm">
          <draw:image xlink:href="Pictures/1000000000000400000003AFC4E4C914D0C4E005.png" xlink:type="simple" xlink:show="embed" xlink:actuate="onLoad" draw:mime-type="image/png">
            <text:p/>
          </draw:image>
        </draw:frame>
        <draw:frame draw:style-name="gr2" draw:text-style-name="P2" draw:layer="layout" svg:width="5cm" svg:height="12.11cm" svg:x="16.366cm" svg:y="9.659cm">
          <draw:image xlink:href="Pictures/1000020100000104000002761EB39B73F445A977.png" xlink:type="simple" xlink:show="embed" xlink:actuate="onLoad" draw:mime-type="image/png">
            <text:p/>
          </draw:image>
        </draw:frame>
        <draw:frame draw:style-name="gr2" draw:text-style-name="P2" draw:layer="layout" svg:width="5cm" svg:height="12.11cm" svg:x="3.372cm" svg:y="9.65cm">
          <draw:image xlink:href="Pictures/100002010000010400000276462D443CB8028062.png" xlink:type="simple" xlink:show="embed" xlink:actuate="onLoad" draw:mime-type="image/png">
            <text:p/>
          </draw:image>
        </draw:frame>
        <draw:frame draw:style-name="gr3" draw:text-style-name="P3" draw:layer="layout" svg:width="3.465cm" svg:height="0.645cm" svg:x="10.56cm" svg:y="0.135cm">
          <draw:text-box>
            <text:p><text:span text:style-name="T1">FE_Nedelec&lt;2&gt;(1)</text:span></text:p>
          </draw:text-box>
        </draw:frame>
        <draw:frame draw:style-name="gr4" draw:text-style-name="P4" draw:layer="layout" svg:width="0.808cm" svg:height="0.548cm" svg:x="3.319cm" svg:y="3.5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4" draw:layer="layout" svg:width="0.808cm" svg:height="0.548cm" svg:x="16.219cm" svg:y="3.57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3" draw:layer="layout" svg:width="1.048cm" svg:height="0.645cm" svg:x="18.161cm" svg:y="1.936cm">
          <draw:text-box>
            <text:p><text:span text:style-name="T1">Old</text:span></text:p>
          </draw:text-box>
        </draw:frame>
        <draw:frame draw:style-name="gr6" draw:text-style-name="P3" draw:layer="layout" svg:width="1.205cm" svg:height="0.645cm" svg:x="5.261cm" svg:y="1.937cm">
          <draw:text-box>
            <text:p><text:span text:style-name="T1">New</text:span></text:p>
          </draw:text-box>
        </draw:frame>
        <draw:line draw:style-name="gr7" draw:text-style-name="P2" draw:layer="layout" svg:x1="12.382cm" svg:y1="1.587cm" svg:x2="12.382cm" svg:y2="21.90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5cm" fo:page-height="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6-30T20:13:35.414681463</meta:creation-date>
    <dc:date>2024-10-13T04:53:05.521391709</dc:date>
    <meta:editing-duration>P1DT24M23S</meta:editing-duration>
    <meta:editing-cycles>526</meta:editing-cycles>
    <meta:generator>LibreOffice/7.0.4.2$Linux_X86_64 LibreOffice_project/00$Build-2</meta:generator>
    <meta:document-statistic meta:object-count="11"/>
  </office:meta>
</office:document-meta>
</file>

<file path=Object 1/content.xml><?xml version="1.0" encoding="utf-8"?>
<math xmlns="http://www.w3.org/1998/Math/MathML" display="block">
  <semantics>
    <mrow>
      <mo fence="true" stretchy="false">|</mo>
      <mrow>
        <mover accent="true">
          <mi>A</mi>
          <mo stretchy="false">⃗</mo>
        </mover>
      </mrow>
      <mo fence="true" stretchy="false">|</mo>
    </mrow>
    <annotation encoding="StarMath 5.0">lline vec{A} rline</annotation>
  </semantics>
</math>
</file>

<file path=Object 2/content.xml><?xml version="1.0" encoding="utf-8"?>
<math xmlns="http://www.w3.org/1998/Math/MathML" display="block">
  <semantics>
    <mrow>
      <mo fence="true" stretchy="false">|</mo>
      <mrow>
        <mover accent="true">
          <mi>A</mi>
          <mo stretchy="false">⃗</mo>
        </mover>
      </mrow>
      <mo fence="true" stretchy="false">|</mo>
    </mrow>
    <annotation encoding="StarMath 5.0">lline vec{A} rline</annotation>
  </semantics>
</math>
</file>